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49008" officeooo:paragraph-rsid="00049008" style:font-size-asian="12pt" style:font-size-complex="12pt"/>
    </style:style>
    <style:style style:name="P2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rsid="00049008" officeooo:paragraph-rsid="000522ba" style:font-size-asian="12pt" style:font-size-complex="12pt"/>
    </style:style>
    <style:style style:name="P3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font-size="12pt" fo:letter-spacing="normal" fo:font-style="normal" fo:font-weight="normal" officeooo:paragraph-rsid="00049008" style:font-size-asian="12pt" style:font-size-complex="12pt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Arial" fo:letter-spacing="normal" fo:font-style="normal" officeooo:paragraph-rsid="00049008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officeooo:paragraph-rsid="00049008"/>
    </style:style>
    <style:style style:name="T1" style:family="text">
      <style:text-properties officeooo:rsid="00049008"/>
    </style:style>
    <style:style style:name="T2" style:family="text">
      <style:text-properties officeooo:rsid="001b4781"/>
    </style:style>
    <style:style style:name="T3" style:family="text">
      <style:text-properties fo:font-size="12pt" fo:font-weight="normal" style:font-size-asian="12pt" style:font-size-complex="12pt"/>
    </style:style>
    <style:style style:name="T4" style:family="text">
      <style:text-properties fo:font-size="12pt" fo:font-weight="normal" officeooo:rsid="005806ac" style:font-size-asian="12pt" style:font-size-complex="12pt"/>
    </style:style>
    <style:style style:name="T5" style:family="text">
      <style:text-properties fo:font-size="12pt" fo:font-weight="normal" officeooo:rsid="001b4781" style:font-size-asian="12pt" style:font-size-complex="12pt"/>
    </style:style>
    <style:style style:name="T6" style:family="text">
      <style:text-properties fo:font-size="12pt" fo:font-weight="normal" officeooo:rsid="00456590" style:font-size-asian="12pt" style:font-size-complex="12pt"/>
    </style:style>
    <style:style style:name="T7" style:family="text">
      <style:text-properties fo:font-size="12pt" fo:font-weight="normal" officeooo:rsid="00049008" style:font-size-asian="12pt" style:font-size-complex="12pt"/>
    </style:style>
    <style:style style:name="T8" style:family="text">
      <style:text-properties fo:font-size="12pt" fo:font-weight="normal" officeooo:rsid="000980ee" style:font-size-asian="12pt" style:font-size-complex="12pt"/>
    </style:style>
    <style:style style:name="T9" style:family="text">
      <style:text-properties fo:font-size="12pt" fo:font-weight="normal" officeooo:rsid="000a9ebb" style:font-size-asian="12pt" style:font-size-complex="12pt"/>
    </style:style>
    <style:style style:name="T10" style:family="text">
      <style:text-properties fo:font-size="12pt" fo:font-style="italic" fo:font-weight="bold" officeooo:rsid="00049008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officeooo:rsid="00547357"/>
    </style:style>
    <style:style style:name="T12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22222" style:font-name="Arial" fo:font-size="12pt" fo:letter-spacing="normal" fo:font-style="normal" fo:font-weight="normal" officeooo:rsid="001b4781" style:font-size-asian="12pt" style:font-size-complex="12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522ba" style:font-weight-asian="bold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officeooo:rsid="000522ba"/>
    </style:style>
    <style:style style:name="T18" style:family="text">
      <style:text-properties style:text-position="super 58%" fo:font-weight="bold" officeooo:rsid="000522ba" style:font-weight-asian="bold" style:font-weight-complex="bold"/>
    </style:style>
    <style:style style:name="T19" style:family="text">
      <style:text-properties fo:color="#000099" fo:font-style="italic" officeooo:rsid="000522ba" style:font-style-asian="italic" style:font-weight-asian="normal" style:font-style-complex="italic" style:font-weight-complex="normal"/>
    </style:style>
    <style:style style:name="T20" style:family="text">
      <style:text-properties fo:color="#cc0000" fo:font-weight="bold" officeooo:rsid="0007e4ed" style:font-weight-asian="bold" style:font-weight-complex="bold"/>
    </style:style>
    <style:style style:name="T21" style:family="text">
      <style:text-properties officeooo:rsid="0007e4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3">Dear</text:span><text:span text:style-name="T12"> HR Manager,</text:span></text:p>
      <text:p text:style-name="P3"/>
      <text:p text:style-name="P3">Warm Greetings !!!</text:p>
      <text:p text:style-name="P3"/>
      <text:p text:style-name="P4"><text:span text:style-name="T7">I am </text:span><text:span text:style-name="T10">Nishanth</text:span><text:span text:style-name="T7">, a recent graduate from the </text:span><text:span text:style-name="T10">Technical University of Munich</text:span><text:span text:style-name="T7">. This letter is to express my interest in your job opening for an experienced </text:span><text:span text:style-name="T9">R &amp;D Engine</text:span><text:span text:style-name="T7">er position. </text:span><text:span text:style-name="T3">With a Bachelor’s degree in Computer Science and Engineering, Master’s degree in Informatics </text:span><text:span text:style-name="T7">(Computer Science, </text:span><text:span text:style-name="T8">research based masters program</text:span><text:span text:style-name="T7">)</text:span><text:span text:style-name="T3">, and an experience of </text:span><text:span text:style-name="T5">a little over </text:span><text:span text:style-name="T3">3 yrs </text:span><text:span text:style-name="T9">of industrial experience</text:span><text:span text:style-name="T3"> </text:span><text:span text:style-name="T6">and 1 yr </text:span><text:span text:style-name="T7">of</text:span><text:span text:style-name="T3"> </text:span><text:span text:style-name="T8">R</text:span><text:span text:style-name="T7">esearch and </text:span><text:span text:style-name="T8">D</text:span><text:span text:style-name="T7">evelopment (C / C++) experience from </text:span><text:span text:style-name="T8">G</text:span><text:span text:style-name="T7">ermany</text:span><text:span text:style-name="T3">, I am confident that I will be an asset to your organization.</text:span></text:p>
      <text:p text:style-name="P3"/>
      <text:p text:style-name="P3">I enjoy taking on responsibilities to work on challenging projects that require me to work outside my comfort and knowledge set. I am a highly self-motivated individual with an interest for developing innovative software products and thereby contribute to the success of your organization.</text:p>
      <text:p text:style-name="P3"/>
      <text:p text:style-name="P3">Please <text:span text:style-name="T11">have a look at my resume</text:span> with the details of my <text:span text:style-name="T21">skills, </text:span>projects and experiences in software development <text:span text:style-name="T1">and research</text:span>. </text:p>
      <text:p text:style-name="P3"/>
      <text:p text:style-name="P3">Thank you for your time and consideration. I look forward to speaking with you about this opportunity.</text:p>
      <text:p text:style-name="P3"/>
      <text:p text:style-name="P2"><text:span text:style-name="T20">P.S</text:span>: <text:span text:style-name="T16">Technical University of Munich</text:span> is one of the <text:span text:style-name="T17">top</text:span> universities in <text:span text:style-name="T17">World</text:span> (<text:span text:style-name="T14">No. 1</text:span> in Germany) <text:span text:style-name="T17">for engineering and technology</text:span>. <text:span text:style-name="T17">It is placed </text:span><text:span text:style-name="T15">9</text:span><text:span text:style-name="T18">th</text:span><text:span text:style-name="T17"> in the world for Computer Science </text:span><text:a xlink:type="simple" xlink:href="https://www.timeshighereducation.com/world-university-rankings/2017/subject-ranking/computer-science#!/page/0/length/25/sort_by/rank/sort_order/asc/cols/stats"><text:span text:style-name="T19">https://www.timeshighereducation.com/world-university-rankings/2017/subject-ranking/computer-science#!/page/0/length/25/sort_by/rank/sort_order/asc/cols/stats</text:span></text:a></text:p>
      <text:p text:style-name="P3"/>
      <text:p text:style-name="P3"><text:span text:style-name="T2">Best Regards</text:span>,</text:p>
      <text:p text:style-name="P1">Nishanth Nagendra</text:p>
      <text:p text:style-name="P1">+91-8197815322</text:p>
      <text:p text:style-name="P1">Bangalore, In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18:46.690054279</meta:creation-date>
    <dc:date>2016-12-09T19:12:40.995207785</dc:date>
    <meta:editing-duration>PT7M49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213" meta:character-count="1465" meta:non-whitespace-character-count="1262"/>
  </office:meta>
</office:document-meta>
</file>